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5cm" fo:margin-left="1cm" table:align="left"/>
    </style:style>
    <style:style style:name="Tabela1.A" style:family="table-column">
      <style:table-column-properties style:column-width="15cm"/>
    </style:style>
    <style:style style:name="Tabela1.A1" style:family="table-cell">
      <style:table-cell-properties style:vertical-align="middle" fo:padding-left="0.049cm" fo:padding-right="0cm" fo:padding-top="0cm" fo:padding-bottom="0cm" fo:border-left="3.75pt solid #cccccc" fo:border-right="none" fo:border-top="none" fo:border-bottom="none"/>
    </style:style>
    <style:style style:name="P1"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color="#000000" style:font-name="Arial" fo:font-size="12pt" style:font-size-asian="12pt" style:font-size-complex="12pt"/>
    </style:style>
    <style:style style:name="P2" style:family="paragraph" style:parent-style-name="Standard">
      <style:paragraph-properties fo:line-height="150%"/>
      <style:text-properties style:font-name="Arial" fo:font-size="12pt" officeooo:rsid="0009c696" officeooo:paragraph-rsid="0009c696" style:font-size-asian="12pt" style:font-size-complex="12pt"/>
    </style:style>
    <style:style style:name="P3" style:family="paragraph" style:parent-style-name="Standard">
      <style:paragraph-properties fo:line-height="150%" fo:text-align="justify" style:justify-single-word="false"/>
      <style:text-properties style:font-name="Arial" fo:font-size="12pt" officeooo:rsid="0009c696" officeooo:paragraph-rsid="001709bf" style:font-size-asian="12pt" style:font-size-complex="12pt"/>
    </style:style>
    <style:style style:name="P4" style:family="paragraph" style:parent-style-name="Standard">
      <style:paragraph-properties fo:line-height="150%" fo:text-align="justify" style:justify-single-word="false"/>
      <style:text-properties style:font-name="Arial" fo:font-size="12pt" officeooo:rsid="0009c696" officeooo:paragraph-rsid="000ebe56" style:font-size-asian="12pt" style:font-size-complex="12pt"/>
    </style:style>
    <style:style style:name="P5" style:family="paragraph" style:parent-style-name="Standard">
      <style:paragraph-properties fo:line-height="150%" fo:text-align="justify" style:justify-single-word="false"/>
      <style:text-properties style:font-name="Arial" fo:font-size="12pt" officeooo:rsid="001709bf" officeooo:paragraph-rsid="001709bf" style:font-size-asian="12pt" style:font-size-complex="12pt"/>
    </style:style>
    <style:style style:name="P6" style:family="paragraph" style:parent-style-name="Standard">
      <style:paragraph-properties fo:line-height="150%" fo:text-align="justify" style:justify-single-word="false"/>
      <style:text-properties fo:color="#000000" style:font-name="Arial" fo:font-size="12pt" officeooo:paragraph-rsid="001898d2" style:font-size-asian="12pt" style:font-size-complex="12pt"/>
    </style:style>
    <style:style style:name="P7" style:family="paragraph" style:parent-style-name="Standard">
      <style:paragraph-properties fo:line-height="150%" fo:text-align="justify" style:justify-single-word="false"/>
      <style:text-properties style:font-name="Arial" fo:font-size="12pt" officeooo:rsid="001709bf" officeooo:paragraph-rsid="001709bf" style:font-size-asian="12pt" style:font-size-complex="12pt"/>
    </style:style>
    <style:style style:name="P8" style:family="paragraph" style:parent-style-name="Standard">
      <style:paragraph-properties fo:line-height="150%" fo:text-align="justify" style:justify-single-word="false"/>
      <style:text-properties fo:color="#000000" style:font-name="Arial" fo:font-size="12pt" officeooo:rsid="001709bf" officeooo:paragraph-rsid="001709bf" style:font-size-asian="12pt" style:font-size-complex="12pt"/>
    </style:style>
    <style:style style:name="P9" style:family="paragraph" style:parent-style-name="Standard">
      <style:paragraph-properties fo:line-height="150%" fo:text-align="justify" style:justify-single-word="false"/>
      <style:text-properties fo:color="#000000" style:font-name="Arial" fo:font-size="12pt" officeooo:rsid="0009c696" officeooo:paragraph-rsid="000ebe56" style:font-size-asian="12pt" style:font-size-complex="12pt"/>
    </style:style>
    <style:style style:name="P10" style:family="paragraph" style:parent-style-name="Table_20_Contents">
      <style:paragraph-properties fo:line-height="150%"/>
    </style:style>
    <style:style style:name="P11" style:family="paragraph" style:parent-style-name="Table_20_Contents">
      <style:paragraph-properties fo:line-height="150%"/>
      <style:text-properties fo:color="#000000" style:text-line-through-style="none" style:text-line-through-type="none" style:font-name="Arial" fo:font-size="12pt" style:font-size-asian="12pt" style:font-size-complex="12pt"/>
    </style:style>
    <style:style style:name="P12" style:family="paragraph" style:parent-style-name="Text_20_body">
      <style:paragraph-properties fo:margin-left="0cm" fo:margin-right="0cm" fo:line-height="150%" fo:orphans="2" fo:widows="2" fo:text-indent="0cm" style:auto-text-indent="false"/>
      <style:text-properties fo:font-variant="normal" fo:text-transform="none" fo:color="#000000" style:text-line-through-style="none" style:text-line-through-type="none" style:font-name="Arial" fo:font-size="12pt" fo:letter-spacing="normal" fo:font-style="normal" fo:font-weight="normal" style:font-size-asian="12pt" style:font-size-complex="12pt"/>
    </style:style>
    <style:style style:name="P13" style:family="paragraph" style:parent-style-name="Text_20_body">
      <style:paragraph-properties fo:margin-left="0cm" fo:margin-right="0cm" fo:line-height="150%" fo:orphans="2" fo:widows="2" fo:text-indent="0cm" style:auto-text-indent="false"/>
    </style:style>
    <style:style style:name="P14"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color="#000000" style:text-line-through-style="none" style:text-line-through-type="none" style:font-name="Arial" fo:font-size="12pt" officeooo:rsid="001898d2" officeooo:paragraph-rsid="001898d2" style:font-size-asian="12pt" style:font-size-complex="12pt"/>
    </style:style>
    <style:style style:name="P15"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color="#000000" style:font-name="Arial" fo:font-size="12pt" officeooo:rsid="001898d2" officeooo:paragraph-rsid="001898d2" style:font-size-asian="12pt" style:font-size-complex="12pt"/>
    </style:style>
    <style:style style:name="P16"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officeooo:paragraph-rsid="001898d2"/>
    </style:style>
    <style:style style:name="T1" style:family="text">
      <style:text-properties officeooo:rsid="000ac58f"/>
    </style:style>
    <style:style style:name="T2" style:family="text">
      <style:text-properties officeooo:rsid="000e1cc3"/>
    </style:style>
    <style:style style:name="T3" style:family="text">
      <style:text-properties officeooo:rsid="000ebe56"/>
    </style:style>
    <style:style style:name="T4" style:family="text">
      <style:text-properties officeooo:rsid="00148164"/>
    </style:style>
    <style:style style:name="T5" style:family="text">
      <style:text-properties officeooo:rsid="00162ff5"/>
    </style:style>
    <style:style style:name="T6" style:family="text">
      <style:text-properties officeooo:rsid="001709bf"/>
    </style:style>
    <style:style style:name="T7" style:family="text">
      <style:text-properties officeooo:rsid="001898d2"/>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letter-spacing="normal" fo:font-style="normal" fo:font-weight="normal" officeooo:rsid="001d343e"/>
    </style:style>
    <style:style style:name="T10" style:family="text">
      <style:text-properties fo:font-variant="normal" fo:text-transform="none" style:text-line-through-style="none" style:text-line-through-type="none" fo:font-size="12pt" fo:letter-spacing="normal" fo:font-style="normal" fo:font-weight="normal" style:font-size-asian="12pt" style:font-size-complex="12pt"/>
    </style:style>
    <style:style style:name="T11" style:family="text">
      <style:text-properties fo:font-variant="normal" fo:text-transform="none" style:text-line-through-style="none" style:text-line-through-type="none" fo:font-size="12pt" fo:letter-spacing="normal" fo:font-style="normal" style:text-underline-style="none" fo:font-weight="normal" style:text-blinking="false" style:font-size-asian="12pt" style:font-size-complex="12pt"/>
    </style:style>
    <style:style style:name="T12" style:family="text">
      <style:text-properties fo:font-variant="normal" fo:text-transform="none" style:text-line-through-style="none" style:text-line-through-type="none" fo:font-size="12pt" fo:letter-spacing="normal" fo:font-style="normal" fo:font-weight="bold" style:font-size-asian="12pt" style:font-size-complex="12pt"/>
    </style:style>
    <style:style style:name="T13" style:family="text">
      <style:text-properties fo:font-variant="normal" fo:text-transform="none" style:text-line-through-style="none" style:text-line-through-type="none" fo:font-size="12pt" fo:letter-spacing="normal" fo:font-style="italic" fo:font-weight="normal" style:font-size-asian="12pt" style:font-size-complex="12pt"/>
    </style:style>
    <style:style style:name="T14" style:family="text">
      <style:text-properties fo:font-variant="normal" fo:text-transform="none" style:text-line-through-style="none" style:text-line-through-type="none" fo:font-size="12pt" fo:letter-spacing="normal" fo:font-style="italic" style:text-underline-style="none" fo:font-weight="normal" style:text-blinking="false" style:font-size-asian="12pt" style:font-size-complex="12pt"/>
    </style:style>
    <style:style style:name="T15" style:family="text">
      <style:text-properties fo:font-variant="normal" fo:text-transform="none" fo:color="#000000" style:text-line-through-style="none" style:text-line-through-type="none" style:font-name="Arial" fo:font-size="12pt" fo:letter-spacing="normal" fo:font-style="normal" fo:font-weight="bold" style:font-size-asian="12pt" style:font-size-complex="12pt"/>
    </style:style>
    <style:style style:name="T16" style:family="text">
      <style:text-properties fo:font-variant="normal" fo:text-transform="none" fo:color="#000000" style:text-line-through-style="none" style:text-line-through-type="none" style:font-name="Arial" fo:font-size="12pt" fo:letter-spacing="normal" fo:font-style="normal" fo:font-weight="bold" officeooo:rsid="001898d2" style:font-size-asian="12pt" style:font-size-complex="12pt"/>
    </style:style>
    <style:style style:name="T17" style:family="text">
      <style:text-properties fo:font-variant="normal" fo:text-transform="none" fo:color="#000000" style:text-line-through-style="none" style:text-line-through-type="none" style:font-name="Arial" fo:font-size="12pt" fo:letter-spacing="normal" fo:font-style="normal" fo:font-weight="normal" style:font-size-asian="12pt" style:font-size-complex="12pt"/>
    </style:style>
    <style:style style:name="T18" style:family="text">
      <style:text-properties fo:font-variant="normal" fo:text-transform="none" fo:color="#000000" style:text-line-through-style="none" style:text-line-through-type="none" style:font-name="Arial" fo:font-size="12pt" fo:letter-spacing="normal" fo:font-style="normal" fo:font-weight="normal" officeooo:rsid="001898d2" style:font-size-asian="12pt" style:font-size-complex="12pt"/>
    </style:style>
    <style:style style:name="T19" style:family="text">
      <style:text-properties fo:font-variant="normal" fo:text-transform="none" fo:color="#000000" style:text-line-through-style="none" style:text-line-through-type="none" style:font-name="Arial" fo:font-size="12pt" fo:letter-spacing="normal" fo:font-style="normal" fo:font-weight="normal" officeooo:rsid="001f6d2e" style:font-size-asian="12pt" style:font-size-complex="12pt"/>
    </style:style>
    <style:style style:name="T20"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21"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1898d2" style:text-blinking="false" style:font-size-asian="12pt" style:font-size-complex="12pt"/>
    </style:style>
    <style:style style:name="T22"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1eeb1d" style:text-blinking="false" style:font-size-asian="12pt" style:font-size-complex="12pt"/>
    </style:style>
    <style:style style:name="T23" style:family="text">
      <style:text-properties fo:font-variant="normal" fo:text-transform="none" fo:color="#000000" style:text-line-through-style="none" style:text-line-through-type="none" style:font-name="Arial" fo:font-size="12pt" fo:letter-spacing="normal" fo:font-style="italic" fo:font-weight="normal" style:font-size-asian="12pt" style:font-size-complex="12pt"/>
    </style:style>
    <style:style style:name="T24" style:family="text">
      <style:text-properties fo:font-variant="normal" fo:text-transform="none" fo:color="#000000" style:text-line-through-style="none" style:text-line-through-type="none" style:font-name="Arial" fo:font-size="12pt" fo:letter-spacing="normal" fo:font-style="italic" fo:font-weight="normal" officeooo:rsid="001898d2" style:font-size-asian="12pt" style:font-size-complex="12pt"/>
    </style:style>
    <style:style style:name="T25" style:family="text">
      <style:text-properties fo:font-variant="normal" fo:text-transform="none" fo:color="#000000" style:text-line-through-style="none" style:text-line-through-type="none" style:font-name="Arial" fo:font-size="12pt" fo:letter-spacing="normal" fo:font-style="italic" fo:font-weight="bold" officeooo:rsid="001898d2" style:font-size-asian="12pt" style:font-size-complex="12pt"/>
    </style:style>
    <style:style style:name="T26" style:family="text">
      <style:text-properties fo:font-variant="normal" fo:text-transform="none" fo:color="#000000" style:text-line-through-style="none" style:text-line-through-type="none" style:font-name="Arial" fo:font-size="12pt" fo:letter-spacing="normal" fo:font-style="italic" style:text-underline-style="none" fo:font-weight="normal" officeooo:rsid="001898d2" style:text-blinking="false" style:font-size-asian="12pt" style:font-size-complex="12pt"/>
    </style:style>
    <style:style style:name="T27" style:family="text">
      <style:text-properties fo:font-variant="normal" fo:text-transform="none" fo:color="#000000" style:text-line-through-style="none" style:text-line-through-type="none" style:font-name="Arial" fo:font-size="12pt" fo:letter-spacing="normal" fo:language="pt" fo:country="BR" fo:font-style="normal" fo:font-weight="bold" officeooo:rsid="001898d2" style:font-size-asian="12pt" style:font-size-complex="12pt"/>
    </style:style>
    <style:style style:name="T28" style:family="text">
      <style:text-properties fo:font-variant="normal" fo:text-transform="none" fo:color="#000000" style:text-line-through-style="none" style:text-line-through-type="none" style:font-name="Arial" fo:font-size="12pt" fo:letter-spacing="normal" fo:language="pt" fo:country="PT" fo:font-style="normal" fo:font-weight="bold" officeooo:rsid="001898d2" style:font-size-asian="12pt" style:font-size-complex="12pt"/>
    </style:style>
    <style:style style:name="T29" style:family="text">
      <style:text-properties fo:font-variant="normal" fo:text-transform="none" fo:color="#000000" style:text-line-through-style="none" style:text-line-through-type="none" style:font-name="Arial" fo:font-size="12pt" fo:font-style="normal" style:font-size-asian="12pt" style:font-size-complex="12pt"/>
    </style:style>
    <style:style style:name="T30" style:family="text">
      <style:text-properties fo:font-variant="normal" fo:text-transform="none" fo:color="#000000" style:text-line-through-style="none" style:text-line-through-type="none" style:font-name="Arial" fo:font-size="12pt" fo:font-style="normal" style:text-underline-style="none" style:text-blinking="false" style:font-size-asian="12pt" style:font-size-complex="12pt"/>
    </style:style>
    <style:style style:name="T31" style:family="text">
      <style:text-properties fo:font-style="italic"/>
    </style:style>
    <style:style style:name="T32" style:family="text">
      <style:text-properties officeooo:rsid="001b6aa5"/>
    </style:style>
    <style:style style:name="T33" style:family="text">
      <style:text-properties officeooo:rsid="001bc4cd"/>
    </style:style>
    <style:style style:name="T34" style:family="text">
      <style:text-properties fo:color="#000000" style:text-line-through-style="none" style:text-line-through-type="none"/>
    </style:style>
    <style:style style:name="T35" style:family="text">
      <style:text-properties fo:color="#000000" style:text-line-through-style="none" style:text-line-through-type="none" style:font-name="Arial" fo:font-size="12pt" style:font-size-asian="12pt" style:font-size-complex="12pt"/>
    </style:style>
    <style:style style:name="T36" style:family="text">
      <style:text-properties fo:color="#000000" style:text-line-through-style="none" style:text-line-through-type="none" style:font-name="Arial" officeooo:rsid="001898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5">1. introdução</text:p>
      <text:p text:style-name="P3"/>
      <text:p text:style-name="P3"><text:tab/>As escolas do Rio Grande do Sul ou até mesmo do restante do Brasil possuem certa precariedade, não me refiro a estrutura das instituições, mas sim ao modo que os serviços são executados. Como por exemplo a <text:span text:style-name="T32">chamadas de presença</text:span>, na maior parte das vezes são registrados em papel, <text:span text:style-name="T32">ou não é realizada por diversos motivos, </text:span>o que além de perigoso, também é totalmente inviável nos dias de hoje. Outro ponto bastante importante é a <text:span text:style-name="T1">frequência</text:span> escolar dos alunos, <text:span text:style-name="T33">onde pode ocorrer erros ou adversidades.</text:span></text:p>
      <text:p text:style-name="P4"><text:tab/><text:span text:style-name="T2">Visando resolver os problemas citados acima, será elaborado um sistema de controle utilizando como fonte principal a biometria de cada aluno. Assim ajudando tanto os alunos quanto os funcionários da escola Solon Tavares, que atualmente a chamada é feita através de cadernos. Com maior segurança para os dados, pois estarão hospedados em um servidor próprio da escola. Através do mesmo pode-se calcular a frequência e gerar gráficos de informações dos alunos. </text:span></text:p>
      <text:p text:style-name="P4"><text:tab/><text:span text:style-name="T3">O grande trabalho ao calcular a frequência escolar, chamadas feitas em caderno, ocasional esquecimento da realização da chamada, são alguns problemas constantes no dia a dia dos professores. Com a implementação do controle biométrico tudo isso será resolvido, pois a coleta da digital será usada como chave primaria na identificação do aluno, através disto podendo responder a chamada ao simples toque no aparelho, o sistema também gera gráficos sobre a frequência e fornece mais segurança ao ambiente escolar através da identificação das pessoas dentro do domínio escolar.</text:span></text:p>
      <text:p text:style-name="P4"><text:tab/><text:span text:style-name="T4">O sistema foi elaborado utilizando o adianti framework (frameworks são templates prontos para os sistemas) juntamente com PHP e Mysql, o único componentes externo será um aparelho de leitura biométrica via USB disponibilizado pela escola.</text:span></text:p>
      <text:p text:style-name="P4"><text:tab/><text:span text:style-name="T5">Após a execução do projeto, a escola melhorará nos quesitos citados anteriormente, podendo até fazer dele um sistema utilizado na escola com grande proporção. Podendo futuramente ser implementado em outras instituições.</text:span></text:p>
      <text:p text:style-name="P4"><text:tab/></text:p>
      <text:p text:style-name="P4"/>
      <text:p text:style-name="P4"/>
      <text:p text:style-name="P4"/>
      <text:p text:style-name="P5"/>
      <text:p text:style-name="P5"/>
      <text:p text:style-name="P5"/>
      <text:p text:style-name="P5"><text:soft-page-break/>2. Referencial teórico</text:p>
      <text:p text:style-name="P5"><text:tab/>Este mesmo estilo de projeto já foi implementado em uma escola na cidade de são paulo, os resultados foram extremamente positivos. Abaixo uma fala da diretora da instituição retirada do site terra noticias <text:span text:style-name="T7">em 2011</text:span></text:p>
      <text:p text:style-name="P6"><text:span text:style-name="T9">“Segundo Luciana Nicolosi, diretora da instituição de ensino, além de facilitar o registro de presença nas aulas, o aparelho melhorou questões como segurança e desperdício de merenda escolar. ”</text:span><text:span text:style-name="T8">Ao entrar na escola às 8h, todos os alunos colocam o polegar direito no aparelho que registra a sua presença. As 8h30, os pais recebem um e-mail que informa se seus filhos foram ou não a escola. Na mesma hora, a cozinheira do colégio também já fica sabendo a quantidade de alunos que irão lanchar no dia, o que evita sobras desnecessárias de comida", afirma Luciana.</text:span></text:p>
      <text:p text:style-name="P1"><text:span text:style-name="T8">Além disso, a diretora explica que depois da implementação dos leitores biométricos, a evasão escolar reduziu cerca de 25%. "Se antes nós tínhamos 40% dos alunos faltando, hoje nós temos somente 15%", diz. Para ela, o fato de os responsáveis saberem que a presença dos filhos fez com que tratassem o assunto com mais responsabilidade. "Os pais perdem o Bolsa Família se os filhos abandonam a escola. Antes, quando este tipo de situação ocorria, eles argumentavam que os professores tinham errado nos registros. Agora, esse tipo de reclamação não ocorre mais", diz</text:span><text:span text:style-name="T6">”.</text:span></text:p>
      <text:p text:style-name="P1"/>
      <text:p text:style-name="P15">Usarei para construir esse sistema a linguagem PHP, um banco de dados e um framework, abaixo segue as definições de cada um segundo o site wikipedia.</text:p>
      <text:p text:style-name="P16"><text:span text:style-name="T16">PHP </text:span><text:span text:style-name="T18">(um</text:span><text:span text:style-name="T21">a crônimo</text:span><text:span text:style-name="T18">recursivo para</text:span><text:span text:style-name="T24">"</text:span><text:span text:style-name="T25">P</text:span><text:span text:style-name="T24">HP: </text:span><text:span text:style-name="T25">H</text:span><text:span text:style-name="T24">ypertext </text:span><text:span text:style-name="T25">P</text:span><text:span text:style-name="T24">reprocessor"</text:span><text:span text:style-name="T18">, originalmente </text:span><text:span text:style-name="T25">P</text:span><text:span text:style-name="T24">ersonal </text:span><text:span text:style-name="T25">P</text:span><text:span text:style-name="T24">age</text:span><text:span text:style-name="T18">) é uma </text:span><text:span text:style-name="T21">linguagem interpretada </text:span><text:span text:style-name="T22">l</text:span><text:a xlink:type="simple" xlink:href="https://pt.wikipedia.org/wiki/Software_livre" text:style-name="Internet_20_link" text:visited-style-name="Visited_20_Internet_20_Link"><text:span text:style-name="T21">ivre</text:span></text:a><text:span text:style-name="T18">, usada originalmente apenas para o desenvolvimento de aplicações presentes e atuantes no </text:span><text:a xlink:type="simple" xlink:href="https://pt.wikipedia.org/wiki/Server-side" text:style-name="Internet_20_link" text:visited-style-name="Visited_20_Internet_20_Link"><text:span text:style-name="T21">lado do servidor</text:span></text:a><text:span text:style-name="T18">, capazes de gerar conteúdo dinâmico na </text:span><text:a xlink:type="simple" xlink:href="https://pt.wikipedia.org/wiki/World_Wide_Web" text:style-name="Internet_20_link" text:visited-style-name="Visited_20_Internet_20_Link"><text:span text:style-name="T21">World Wide Web</text:span></text:a><text:span text:style-name="T18">.</text:span><text:span text:style-name="T21"> </text:span><text:span text:style-name="T18">Figura entre as primeiras linguagens passíveis de inserção em documentos </text:span><text:a xlink:type="simple" xlink:href="https://pt.wikipedia.org/wiki/HTML" text:style-name="Internet_20_link" text:visited-style-name="Visited_20_Internet_20_Link"><text:span text:style-name="T21">HTML</text:span></text:a><text:span text:style-name="T18">, dispensando em muitos casos o uso de arquivos externos para eventuais processamentos de dados. O </text:span><text:span text:style-name="T21">código </text:span><text:span text:style-name="T18">é interpretado no lado do servidor pelo módulo PHP, que também gera a página web a ser visualizada no </text:span><text:a xlink:type="simple" xlink:href="https://pt.wikipedia.org/wiki/Client_Side" text:style-name="Internet_20_link" text:visited-style-name="Visited_20_Internet_20_Link"><text:span text:style-name="T21">lado do cliente</text:span></text:a><text:span text:style-name="T18">. A linguagem evoluiu, passou a oferecer funcionalidades em linha de comando, e além disso, ganhou características adicionais, que possibilitaram usos adicionais do PHP, não relacionados a web sites. É possível instalar o PHP na maioria dos sistemas operacionais, gratuitamente. Concorrente direto da tecnologia </text:span><text:span text:style-name="T21">ASP </text:span><text:span text:style-name="T18">pertencente à Microsoft, o PHP é utilizado em aplicações como o </text:span><text:a xlink:type="simple" xlink:href="https://pt.wikipedia.org/wiki/MediaWiki" text:style-name="Internet_20_link" text:visited-style-name="Visited_20_Internet_20_Link"><text:span text:style-name="T21">MediaWiki</text:span></text:a><text:span text:style-name="T18">, </text:span><text:a xlink:type="simple" xlink:href="https://pt.wikipedia.org/wiki/Facebook" text:style-name="Internet_20_link" text:visited-style-name="Visited_20_Internet_20_Link"><text:span text:style-name="T21">Facebook</text:span></text:a><text:span text:style-name="T18">, </text:span><text:a xlink:type="simple" xlink:href="https://pt.wikipedia.org/wiki/Drupal" text:style-name="Internet_20_link" text:visited-style-name="Visited_20_Internet_20_Link"><text:span text:style-name="T21">Drupal</text:span></text:a><text:span text:style-name="T18">, </text:span><text:a xlink:type="simple" xlink:href="https://pt.wikipedia.org/wiki/Joomla" text:style-name="Internet_20_link" text:visited-style-name="Visited_20_Internet_20_Link"><text:span text:style-name="T21">Joomla</text:span></text:a><text:span text:style-name="T18">, </text:span><text:a xlink:type="simple" xlink:href="https://pt.wikipedia.org/wiki/WordPress" text:style-name="Internet_20_link" text:visited-style-name="Visited_20_Internet_20_Link"><text:span text:style-name="T21">WordPress</text:span></text:a><text:span text:style-name="T18">, </text:span><text:span text:style-name="T21">Magento </text:span><text:span text:style-name="T18">e o </text:span><text:a xlink:type="simple" xlink:href="https://pt.wikipedia.org/wiki/Oscommerce" text:style-name="Internet_20_link" text:visited-style-name="Visited_20_Internet_20_Link"><text:span text:style-name="T21">Oscommerce</text:span></text:a><text:span text:style-name="T18">.</text:span></text:p>
      <text:p text:style-name="P13"><text:soft-page-break/><text:span text:style-name="T17">Criado por </text:span><text:span text:style-name="T20">Rasmus Lerdorf </text:span><text:span text:style-name="T17">em 1995, o PHP tem a produção de sua implementação principal, referência formal da linguagem, mantida por uma organização chamada The PHP Group. O PHP é software livre, licenciado sob a PHP License, uma licença incompatível com a GNU General Public License (GPL) devido a restrições no uso do termo PHP.</text:span></text:p>
      <text:p text:style-name="P16"><text:span text:style-name="T27">Bancos de dados </text:span><text:span text:style-name="T18">(</text:span><text:span text:style-name="T21">português brasileiro</text:span><text:span text:style-name="T18">) ou </text:span><text:span text:style-name="T28">bases de dados </text:span><text:span text:style-name="T18">(</text:span><text:a xlink:type="simple" xlink:href="https://pt.wikipedia.org/wiki/Português_europeu" text:style-name="Internet_20_link" text:visited-style-name="Visited_20_Internet_20_Link"><text:span text:style-name="T21">português europeu</text:span></text:a><text:span text:style-name="T18">) são um conjunto de arquivos relacionados entre si com registros sobre pessoas, lugares ou coisas. São coleções organizadas de dados que se relacionam de forma a criar algum sentido (Informação) e dar mais eficiência durante uma pesquisa ou estudo. São de vital importância para empresas e há duas décadas se tornaram a principal peça dos sistemas de informação. Normalmente existem por vários anos sem alterações em sua estrutura.</text:span></text:p>
      <text:p text:style-name="P13"><text:span text:style-name="T17">São operados pelos </text:span><text:span text:style-name="T20">Sistemas Gerenciadores de Bancos de Dados </text:span><text:span text:style-name="T17">(</text:span><text:span text:style-name="T15">SGBD</text:span><text:span text:style-name="T17">), que surgiram na década de 70. Antes destes, as aplicações usavam sistemas de arquivos do sistema operacional para armazenar suas informações. Na década de 80, a tecnologia de SGBD relacional passou a dominar o mercado, e atualmente utiliza-se praticamente apenas ela. Outro tipo notável é o SGBD Orientado a Objetos, para quando sua estrutura ou as aplicações que o utilizam mudam constantemente.</text:span></text:p>
      <text:p text:style-name="P13"><text:span text:style-name="T17">A principal aplicação de Banco de Dados é controle de operações empresariais. Outra aplicação também importante é gerenciamento de informações de estudos, como fazem os Bancos de Dados Geográficos, que unem informações convencionais com espaciais.</text:span></text:p>
      <text:p text:style-name="P16"><text:span text:style-name="T18">Um </text:span><text:span text:style-name="T24">Framework </text:span><text:span text:style-name="T18">ou arcabouço conceitual é um conjunto de conceitos usado para resolver um problema de um domínio específico. </text:span><text:span text:style-name="T24">Framework </text:span><text:span text:style-name="T18">conceitual não se trata de um software executável, mas sim de um </text:span><text:span text:style-name="T21">modelo de dados </text:span><text:span text:style-name="T18">para um domínio.[</text:span><text:span text:style-name="T26">carece de fontes</text:span><text:span text:style-name="T18">] </text:span><text:span text:style-name="T24">Framework </text:span><text:span text:style-name="T18">de </text:span><text:span text:style-name="T21">software </text:span><text:span text:style-name="T18">compreende de um conjunto de </text:span><text:span text:style-name="T16">classes </text:span><text:span text:style-name="T18">implementadas em uma </text:span><text:span text:style-name="T21">linguagem de programação </text:span><text:span text:style-name="T18">específica, usadas para auxiliar o desenvolvimento de software.</text:span></text:p>
      <text:p text:style-name="P12">O <text:span text:style-name="T31">framework </text:span>atua onde há funcionalidades em comum a várias aplicações, porém para isso as aplicações devem ter algo razoavelmente grande em comum para que o mesmo possa ser utilizado em várias aplicações.</text:p>
      <text:p text:style-name="P13"><text:span text:style-name="T20">Padrões de projeto de software </text:span><text:span text:style-name="T17">não se confundem com </text:span><text:span text:style-name="T19">f</text:span><text:span text:style-name="T23">rameworks</text:span><text:span text:style-name="T17">, pois padrões possuem um nível maior de abstração. Um </text:span><text:span text:style-name="T23">framework </text:span><text:span text:style-name="T17">inclui código, diferentemente de um padrão de projeto. Um </text:span><text:span text:style-name="T23">framework </text:span><text:span text:style-name="T17">pode ser modelado com vários padrões de projeto, e sempre possuem um domínio de uma aplicação particular, algo que não ocorre nos padrões e projeto de software.</text:span></text:p>
      <table:table table:name="Tabela1" table:style-name="Tabela1">
        <table:table-column table:style-name="Tabela1.A"/>
        <text:soft-page-break/>
        <table:table-row>
          <table:table-cell table:style-name="Tabela1.A1" office:value-type="string">
            <text:p text:style-name="P11"><text:span text:style-name="T31">Framework </text:span>é um conjunto de classes que colaboram para realizar uma responsabilidade para um domínio de um subsistema da aplicação.</text:p>
            <text:p text:style-name="P10"><text:span text:style-name="T35">—</text:span><text:span text:style-name="Citation"><text:span text:style-name="T29">Fayad e Schmidt</text:span></text:span></text:p>
          </table:table-cell>
        </table:table-row>
      </table:table>
      <text:p text:style-name="P13"><text:span text:style-name="T23">Frameworks </text:span><text:span text:style-name="T17">possuem vantagens, tais como: maior facilidade para a detecção de erros, por serem peças mais concisas de </text:span><text:a xlink:type="simple" xlink:href="https://pt.wikipedia.org/wiki/Software" text:style-name="Internet_20_link" text:visited-style-name="Visited_20_Internet_20_Link"><text:span text:style-name="T20">software</text:span></text:a><text:span text:style-name="T17">; concentração na abstração de soluções do problema que estamos tratando; eficiência na resolução dos problemas e otimização de recursos.</text:span></text:p>
      <text:p text:style-name="P14"/>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9:47:34.386000000</meta:creation-date>
    <dc:date>2017-05-09T19:21:26.131000000</dc:date>
    <meta:editing-duration>PT1H41M44S</meta:editing-duration>
    <meta:editing-cycles>11</meta:editing-cycles>
    <meta:generator>LibreOffice/5.3.0.3$Windows_x86 LibreOffice_project/7074905676c47b82bbcfbea1aeefc84afe1c50e1</meta:generator>
    <meta:document-statistic meta:table-count="1" meta:image-count="0" meta:object-count="0" meta:page-count="4" meta:paragraph-count="23" meta:word-count="1167" meta:character-count="7483" meta:non-whitespace-character-count="6330"/>
  </office:meta>
</office:document-meta>
</file>